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Verdana" svg:font-family="Verdana, sans-serif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404040" style:font-name="SFMono-Regular" fo:font-size="9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268a9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208050" style:font-name="SFMono-Regular" fo:font-size="9pt" fo:letter-spacing="normal" fo:font-style="normal" fo:font-weight="normal" officeooo:rsid="001268a9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officeooo:rsid="002097b3" officeooo:paragraph-rsid="002097b3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404040" style:font-name="SFMono-Regular" fo:font-size="9pt" fo:letter-spacing="normal" fo:font-style="normal" fo:font-weight="normal" style:font-weight-asian="normal" style:font-weight-complex="normal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fb1df" officeooo:paragraph-rsid="000fb1df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9pt" fo:letter-spacing="normal" fo:font-style="normal" fo:font-weight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28f929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11384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fb1df" officeooo:paragraph-rsid="000fb1d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officeooo:rsid="00226000" officeooo:paragraph-rsid="0022600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b3927" officeooo:paragraph-rsid="001b392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097b3" officeooo:paragraph-rsid="002097b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5beb2" officeooo:paragraph-rsid="0025beb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78862" officeooo:paragraph-rsid="0027886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c4bd0" officeooo:paragraph-rsid="002c4bd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officeooo:rsid="002dc058" officeooo:paragraph-rsid="002dc05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paragraph-rsid="0025beb2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40404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9pt" fo:letter-spacing="normal" fo:font-style="normal" fo:font-weight="normal" officeooo:rsid="002dc058" officeooo:paragraph-rsid="002dc05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officeooo:paragraph-rsid="002dc058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dc058" officeooo:paragraph-rsid="002dc05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dc058" officeooo:paragraph-rsid="0034046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42725" officeooo:paragraph-rsid="0044272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04a29" officeooo:paragraph-rsid="00404a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40461" officeooo:paragraph-rsid="00340461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430ab" officeooo:paragraph-rsid="003430a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5b671" officeooo:paragraph-rsid="0045b67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dc058" officeooo:paragraph-rsid="002dc05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442725" officeooo:paragraph-rsid="0044272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45b671" officeooo:paragraph-rsid="0045b67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404a29" officeooo:paragraph-rsid="00404a2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dc058" officeooo:paragraph-rsid="00340461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40461" officeooo:paragraph-rsid="00340461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83a78" officeooo:paragraph-rsid="003c706e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2dc058" officeooo:paragraph-rsid="002dc058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45b671" officeooo:paragraph-rsid="0045b671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383a78" officeooo:paragraph-rsid="00383a7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340461" officeooo:paragraph-rsid="00340461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dc058" officeooo:paragraph-rsid="00340461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dc058" officeooo:paragraph-rsid="002dc058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45b671" officeooo:paragraph-rsid="0045b671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3430ab" officeooo:paragraph-rsid="003430ab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0pt" officeooo:paragraph-rsid="00340461" style:font-size-asian="10pt" style:font-size-complex="10pt"/>
    </style:style>
    <style:style style:name="P54" style:family="paragraph" style:parent-style-name="Standard">
      <style:paragraph-properties fo:text-align="start" style:justify-single-word="false"/>
      <style:text-properties fo:font-size="11pt" officeooo:paragraph-rsid="002dc058" style:font-size-asian="11pt" style:font-size-complex="11pt"/>
    </style:style>
    <style:style style:name="P55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9pt" fo:letter-spacing="normal" fo:font-style="normal" fo:font-weight="normal" officeooo:rsid="002dc058" officeooo:paragraph-rsid="002dc058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officeooo:paragraph-rsid="00404a29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5b671" officeooo:paragraph-rsid="0045b671" style:font-size-asian="10.5pt" style:font-weight-asian="normal" style:font-size-complex="12pt" style:font-weight-complex="normal"/>
    </style:style>
    <style:style style:name="P59" style:family="paragraph" style:parent-style-name="Text_20_body" style:list-style-name="L2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007020"/>
    </style:style>
    <style:style style:name="T2" style:family="text">
      <style:text-properties fo:color="#408090" fo:font-style="italic"/>
    </style:style>
    <style:style style:name="T3" style:family="text">
      <style:text-properties officeooo:rsid="000fb1df"/>
    </style:style>
    <style:style style:name="T4" style:family="text">
      <style:text-properties fo:color="#666666"/>
    </style:style>
    <style:style style:name="T5" style:family="text">
      <style:text-properties fo:color="#208050"/>
    </style:style>
    <style:style style:name="T6" style:family="text">
      <style:text-properties fo:color="#208050" officeooo:rsid="001268a9"/>
    </style:style>
    <style:style style:name="T7" style:family="text">
      <style:text-properties officeooo:rsid="00113847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1c122a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1dc727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8f929" style:font-size-asian="10pt" style:font-weight-asian="normal" style:font-size-complex="10pt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officeooo:rsid="002dc058" style:font-weight-asian="normal" style:font-weight-complex="normal"/>
    </style:style>
    <style:style style:name="T14" style:family="text">
      <style:text-properties fo:font-style="normal" fo:font-weight="normal" officeooo:rsid="002dc058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style:font-name="SFMono-Regular" fo:font-size="9pt" fo:letter-spacing="normal" fo:font-style="normal"/>
    </style:style>
    <style:style style:name="T16" style:family="text">
      <style:text-properties fo:font-variant="normal" fo:text-transform="none" style:font-name="SFMono-Regular" fo:font-size="9pt" fo:letter-spacing="normal" fo:font-style="normal" officeooo:rsid="0025beb2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34f32" style:font-name="monospace" fo:font-size="9pt" fo:letter-spacing="normal" fo:font-style="normal" fo:font-weight="normal"/>
    </style:style>
    <style:style style:name="T18" style:family="text">
      <style:text-properties fo:font-variant="normal" fo:text-transform="none" fo:color="#234f32" style:text-line-through-style="none" style:text-line-through-type="none" style:font-name="monospace" fo:font-size="9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19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404a29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 officeooo:rsid="002dc058" style:font-weight-asian="normal" style:font-weight-complex="normal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340461" style:font-weight-asian="normal" style:font-weight-complex="normal"/>
    </style:style>
    <style:style style:name="T23" style:family="text">
      <style:text-properties fo:font-variant="normal" fo:text-transform="none" fo:color="#080808" fo:letter-spacing="normal" fo:font-style="normal" fo:font-weight="normal" officeooo:rsid="00340461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8080" fo:letter-spacing="normal" fo:font-style="normal" fo:font-weight="bold" officeooo:rsid="00340461" style:font-style-asian="normal" style:font-weight-asian="bold" style:font-style-complex="normal" style:font-weight-complex="normal"/>
    </style:style>
    <style:style style:name="T25" style:family="text">
      <style:text-properties fo:font-variant="normal" fo:text-transform="none" fo:color="#008080" fo:letter-spacing="normal" fo:font-style="normal" fo:font-weight="bold" officeooo:rsid="003b8281" style:font-style-asian="normal" style:font-weight-asian="bold" style:font-style-complex="normal" style:font-weight-complex="normal"/>
    </style:style>
    <style:style style:name="T26" style:family="text">
      <style:text-properties officeooo:rsid="002b19bd"/>
    </style:style>
    <style:style style:name="T27" style:family="text">
      <style:text-properties officeooo:rsid="0032da38"/>
    </style:style>
    <style:style style:name="T28" style:family="text">
      <style:text-properties officeooo:rsid="00340461"/>
    </style:style>
    <style:style style:name="T29" style:family="text">
      <style:text-properties fo:color="#080808"/>
    </style:style>
    <style:style style:name="T30" style:family="text">
      <style:text-properties fo:color="#008080" fo:font-weight="bold" style:font-weight-asian="bold"/>
    </style:style>
    <style:style style:name="T31" style:family="text">
      <style:text-properties fo:color="#0033b3"/>
    </style:style>
    <style:style style:name="T32" style:family="text">
      <style:text-properties officeooo:rsid="0035a57d"/>
    </style:style>
    <style:style style:name="T33" style:family="text">
      <style:text-properties officeooo:rsid="0036fb61"/>
    </style:style>
    <style:style style:name="T34" style:family="text">
      <style:text-properties officeooo:rsid="0041291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Врезка7" text:anchor-type="page" text:anchor-page-number="1" svg:x="-1.931cm" svg:y="0cm" svg:width="0.529cm" draw:z-index="6">
        <draw:text-box fo:min-height="0.503cm">
          <draw:frame draw:style-name="fr1" draw:name="Врезка8" text:anchor-type="frame" svg:x="-0.265cm" svg:y="-0.265cm" svg:width="0.661cm" draw:z-index="7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2" draw:name="Врезка5" text:anchor-type="page" text:anchor-page-number="1" svg:x="-1.931cm" svg:y="0cm" svg:width="0.529cm" draw:z-index="4">
        <draw:text-box fo:min-height="0.529cm">
          <draw:frame draw:style-name="fr1" draw:name="Врезка6" text:anchor-type="frame" svg:x="-0.265cm" svg:y="-0.265cm" svg:width="0.661cm" draw:z-index="5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2" draw:name="Врезка3" text:anchor-type="page" text:anchor-page-number="1" svg:x="-1.931cm" svg:y="0cm" svg:width="0.529cm" draw:z-index="2">
        <draw:text-box fo:min-height="0.503cm">
          <draw:frame draw:style-name="fr1" draw:name="Врезка4" text:anchor-type="frame" svg:x="-0.265cm" svg:y="-0.265cm" svg:width="0.661cm" draw:z-index="3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2" draw:name="Врезка1" text:anchor-type="page" text:anchor-page-number="1" svg:x="-1.931cm" svg:y="0cm" svg:width="0.529cm" draw:z-index="0">
        <draw:text-box fo:min-height="0.503cm">
          <draw:frame draw:style-name="fr1" draw:name="Врезка2" text:anchor-type="frame" svg:x="-0.265cm" svg:y="-0.265cm" svg:width="0.661cm" draw:z-index="1">
            <draw:text-box fo:min-height="0.661cm">
              <text:p text:style-name="Text_20_body"/>
            </draw:text-box>
          </draw:frame>
          <text:p text:style-name="Text_20_body"/>
        </draw:text-box>
      </draw:frame>
      <text:p text:style-name="P25">Настройка Django и вашего веб-сервера с помощью uWSGI и nginx</text:p>
      <text:p text:style-name="P11"/>
      <text:p text:style-name="P11"/>
      <text:p text:style-name="P7">Создайте вирту<text:span text:style-name="T7">а</text:span>льное окружение и активируйте его:</text:p>
      <text:p text:style-name="P6">virtualenv uwsgi-tutorial</text:p>
      <text:p text:style-name="P8"><text:span text:style-name="T1">cd</text:span> uwsgi-tutorial</text:p>
      <text:p text:style-name="P8"><text:span text:style-name="T1">source</text:span> bin/activate</text:p>
      <text:p text:style-name="P12"/>
      <text:p text:style-name="P14">Установите Django:</text:p>
      <text:p text:style-name="P6">pip install Django</text:p>
      <text:p text:style-name="P8">django-admin.py startproject mysite</text:p>
      <text:p text:style-name="P8"><text:span text:style-name="T1">cd</text:span> mysite</text:p>
      <text:p text:style-name="P12"/>
      <text:p text:style-name="P12">Установите uWSGI в свой виртуальный сервер:</text:p>
      <text:p text:style-name="P6">pip install uwsgi</text:p>
      <text:p text:style-name="P12"/>
      <text:p text:style-name="P12">Установит<text:span text:style-name="T3">е</text:span> nginx:</text:p>
      <text:p text:style-name="P6">sudo apt-get install nginx</text:p>
      <text:p text:style-name="P8">sudo /etc/init.d/nginx start <text:s text:c="3"/><text:span text:style-name="T2"># start nginx</text:span></text:p>
      <text:p text:style-name="P12"/>
      <text:p text:style-name="P27">Настройте nginx</text:p>
      <text:p text:style-name="P13">Вам понадобится uwsgi_params файл, который доступен в nginx каталоге дистрибутива uWSGI или по адресу:</text:p>
      <text:p text:style-name="P13"><text:a xlink:type="simple" xlink:href="https://github.com/nginx/nginx/blob/master/conf/uwsgi_params" text:style-name="Internet_20_link" text:visited-style-name="Visited_20_Internet_20_Link">https://github.com/nginx/nginx/blob/master/conf/uwsgi_params</text:a></text:p>
      <text:p text:style-name="P13"/>
      <text:p text:style-name="P12">Скопируйте его в каталог вашего проекта.</text:p>
      <text:p text:style-name="P12"/>
      <text:p text:style-name="P12">Теперь создайте файл с именем mysite_nginx.conf в каталоге /etc/nginx/sites-available/ и поместите в него следующее:</text:p>
      <text:p text:style-name="P15"># mysite_nginx.conf</text:p>
      <text:p text:style-name="P15"/>
      <text:p text:style-name="P15"># the upstream component nginx needs to connect to</text:p>
      <text:p text:style-name="P15">upstream django {</text:p>
      <text:p text:style-name="P9"><text:span text:style-name="T8"><text:s text:c="4"/>server unix:///home/</text:span><text:span text:style-name="T10">user</text:span><text:span text:style-name="T8">/uwsgi-tutorial/mysite/mysite.sock; # for a file socket</text:span></text:p>
      <text:p text:style-name="P15"><text:s text:c="4"/># server 127.0.0.1:8001; # for a web port socket (we'll use this first)</text:p>
      <text:p text:style-name="P9"><text:span text:style-name="T8"><text:s text:c="4"/># server unix:///home/</text:span><text:span text:style-name="T10">user</text:span><text:span text:style-name="T8">/uwsgi-tutorial/mysite/mysite.sock; # for a file socket</text:span></text:p>
      <text:p text:style-name="P15">}</text:p>
      <text:p text:style-name="P15"/>
      <text:p text:style-name="P15"># configuration of the server</text:p>
      <text:p text:style-name="P15">server {</text:p>
      <text:p text:style-name="P15"><text:s text:c="4"/># the port your site will be served on</text:p>
      <text:p text:style-name="P15"><text:s text:c="4"/>listen <text:s text:c="5"/>8000;</text:p>
      <text:p text:style-name="P15"><text:s text:c="4"/># the domain name it will serve for</text:p>
      <text:p text:style-name="P15"><text:s text:c="4"/>server_name 172.20.10.9;</text:p>
      <text:p text:style-name="P15"><text:s text:c="4"/># server_name 127.0.0.1; # substitute your machine's IP address or FQDN</text:p>
      <text:p text:style-name="P15"><text:s text:c="4"/>charset <text:s text:c="4"/>utf-8;</text:p>
      <text:p text:style-name="P15"/>
      <text:p text:style-name="P15"><text:s text:c="4"/># max upload size</text:p>
      <text:p text:style-name="P15"><text:s text:c="4"/>client_max_body_size 75M; <text:s text:c="2"/># adjust to taste</text:p>
      <text:p text:style-name="P15"/>
      <text:p text:style-name="P15"><text:s text:c="4"/># Django media</text:p>
      <text:p text:style-name="P15"><text:s text:c="4"/>location /media <text:s/>{</text:p>
      <text:p text:style-name="P9"><text:span text:style-name="T8"><text:s text:c="8"/>alias /home/</text:span><text:span text:style-name="T10">user</text:span><text:span text:style-name="T8">/uwsgi-tutorial/mysite/media; <text:s/># your Django project's media files - amend as required</text:span></text:p>
      <text:p text:style-name="P15"><text:s text:c="4"/>}</text:p>
      <text:p text:style-name="P15"/>
      <text:p text:style-name="P15"><text:s text:c="4"/>location /static {</text:p>
      <text:p text:style-name="P9"><text:soft-page-break/><text:span text:style-name="T8"><text:s text:c="8"/>alias /home/</text:span><text:span text:style-name="T10">user</text:span><text:span text:style-name="T8">/uwsgi-tutorial/mysite/static; # your Django project's static files - amend as required</text:span></text:p>
      <text:p text:style-name="P15"><text:s text:c="4"/>}</text:p>
      <text:p text:style-name="P15"/>
      <text:p text:style-name="P15"><text:s text:c="4"/># Finally, send all non-media requests to the Django server.</text:p>
      <text:p text:style-name="P15"><text:s text:c="4"/>location / {</text:p>
      <text:p text:style-name="P15"><text:s text:c="8"/>uwsgi_pass <text:s/>django;</text:p>
      <text:p text:style-name="P9"><text:span text:style-name="T8"><text:s text:c="8"/>include <text:s text:c="4"/>/home/</text:span><text:span text:style-name="T10">user</text:span><text:span text:style-name="T8">/uwsgi-tutorial/mysite/uwsgi_params; # the uwsgi_params file you installed</text:span></text:p>
      <text:p text:style-name="P15"><text:s text:c="4"/>}</text:p>
      <text:p text:style-name="P15">}</text:p>
      <text:p text:style-name="P15"/>
      <text:p text:style-name="P23">После внесения изменений в данный файл необходимо перезапустить nginx:</text:p>
      <text:p text:style-name="P23">sudo service nginx restart</text:p>
      <text:p text:style-name="P15"/>
      <text:p text:style-name="P17"><text:span text:style-name="T3">Создайте с</text:span>имвольная ссылк<text:span text:style-name="T3">у</text:span> на этот файл из /etc/nginx/sites-enabled, чтобы nginx мог его увидеть:</text:p>
      <text:p text:style-name="P1">sudo ln -s /etc/nginx/sites-available/mysite_nginx.conf /etc/nginx/sites-enabled/</text:p>
      <text:p text:style-name="P17"/>
      <text:p text:style-name="P17">Развертывание статических файлов</text:p>
      <text:p text:style-name="P17">Перед запуском nginx вы должны собрать все статические файлы Django в статической папке. Прежде всего вам нужно отредактировать mysite/settings.py, добавив:</text:p>
      <text:p text:style-name="P15">STATIC_ROOT = os.path.join(BASE_DIR, "static/")</text:p>
      <text:p text:style-name="P10"><text:span text:style-name="T11">MEDIA</text:span><text:span text:style-name="T8">_ROOT = os.path.join(BASE_DIR, "</text:span><text:span text:style-name="T11">media</text:span><text:span text:style-name="T8">/")</text:span></text:p>
      <text:p text:style-name="P15"/>
      <text:p text:style-name="P17">а затем запустить</text:p>
      <text:p text:style-name="P1">python manage.py collectstatic</text:p>
      <text:p text:style-name="P28"/>
      <text:p text:style-name="P2">Запустим наше приложение Django:</text:p>
      <text:p text:style-name="P1">uwsgi --socket mysite.sock --module mysite.wsgi --chmod-socket<text:span text:style-name="T4">=</text:span><text:span text:style-name="T5">66</text:span><text:span text:style-name="T6">6</text:span></text:p>
      <text:p text:style-name="P4"/>
      <text:p text:style-name="P3">Возможно, вам также придется добавить своего пользователя в группу nginx (которая, вероятно, является www-data) или наоборот, чтобы nginx мог правильно читать и писать в ваш сокет.</text:p>
      <text:p text:style-name="P17"/>
      <text:p text:style-name="P17">Настройка uWSGI для работы с файлом .ini</text:p>
      <text:p text:style-name="P17">Мы можем поместить в файл те же параметры, которые мы использовали с uWSGI, а затем попросить uWSGI запустить с этим файлом. Это упрощает управление конфигурациями.</text:p>
      <text:p text:style-name="P17"/>
      <text:p text:style-name="P17">Создайте файл с именем `mysite_uwsgi.ini`:</text:p>
      <text:p text:style-name="P15"># mysite_uwsgi.ini file</text:p>
      <text:p text:style-name="P15">[uwsgi]</text:p>
      <text:p text:style-name="P15"/>
      <text:p text:style-name="P15"># Django-related settings</text:p>
      <text:p text:style-name="P15"># the base directory (full path)</text:p>
      <text:p text:style-name="P9"><text:span text:style-name="T8">chdir <text:s text:c="10"/>= /home/</text:span><text:span text:style-name="T9">user</text:span><text:span text:style-name="T8">/uwsgi-tutorial/mysite</text:span></text:p>
      <text:p text:style-name="P15"># Django's wsgi file</text:p>
      <text:p text:style-name="P15">module <text:s text:c="9"/>= mysite.wsgi</text:p>
      <text:p text:style-name="P15"># the virtualenv (full path)</text:p>
      <text:p text:style-name="P16"># home <text:s text:c="11"/>= <text:span text:style-name="T12">/home/user/book/venv</text:span></text:p>
      <text:p text:style-name="P9"><text:span text:style-name="T8">home <text:s text:c="11"/>= /home/</text:span><text:span text:style-name="T9">user</text:span><text:span text:style-name="T8">/uwsgi-tutorial</text:span></text:p>
      <text:p text:style-name="P15"/>
      <text:p text:style-name="P15"># process-related settings</text:p>
      <text:p text:style-name="P15"># master</text:p>
      <text:p text:style-name="P15">master <text:s text:c="9"/>= true</text:p>
      <text:p text:style-name="P15"># maximum number of worker processes</text:p>
      <text:p text:style-name="P15">processes <text:s text:c="6"/>= 10</text:p>
      <text:p text:style-name="P15"># the socket (use the full path to be safe</text:p>
      <text:p text:style-name="P9"><text:span text:style-name="T8">socket <text:s text:c="9"/>= /home/</text:span><text:span text:style-name="T9">user</text:span><text:span text:style-name="T8">/uwsgi-tutorial/mysite/mysite.sock</text:span></text:p>
      <text:p text:style-name="P15"># ... with appropriate permissions - may be needed</text:p>
      <text:p text:style-name="P15">chmod-socket <text:s text:c="3"/>= 666</text:p>
      <text:p text:style-name="P15"><text:soft-page-break/># clear environment on exit</text:p>
      <text:p text:style-name="P15">vacuum <text:s text:c="9"/>= true</text:p>
      <text:p text:style-name="P15"/>
      <text:p text:style-name="P20">Запустить uwsgi с помощью этого файла:</text:p>
      <text:p text:style-name="P5">uwsgi --ini mysite_uwsgi.ini</text:p>
      <text:p text:style-name="P20"/>
      <text:p text:style-name="P19"/>
      <text:p text:style-name="P19">Примечания:</text:p>
      <text:p text:style-name="P19">Просмотр логов ошибок nginx:</text:p>
      <text:p text:style-name="P19">tail -n 3 /var/log/nginx/error.log</text:p>
      <text:p text:style-name="P17"/>
      <text:p text:style-name="P17"/>
      <text:p text:style-name="P17">Установить uWSGI для всей системы</text:p>
      <text:p text:style-name="P17">sudo -H pip3 install uwsgi</text:p>
      <text:p text:style-name="P17"/>
      <text:p text:style-name="P26"><text:span text:style-name="T16"># </text:span><text:span text:style-name="T15">sudo pip install uwsgi</text:span></text:p>
      <text:p text:style-name="P21"/>
      <text:p text:style-name="P17">Еще раз проверьте, что вы все еще можете запускать uWSGI, как и раньше:</text:p>
      <text:p text:style-name="P2">uwsgi --ini mysite_uwsgi.ini</text:p>
      <text:p text:style-name="P17"/>
      <text:p text:style-name="P22">Если при запуске появляется следующее предупреждение:</text:p>
      <text:p text:style-name="P15">*** uWSGI is running in multiple interpreter mode ***</text:p>
      <text:p text:style-name="P15">!!!!!!!!!!!!!! WARNING !!!!!!!!!!!!!!</text:p>
      <text:p text:style-name="P15">no request plugin is loaded, you will not be able to manage requests.</text:p>
      <text:p text:style-name="P15">you may need to install the package for your language of choice, or simply load it with --plugin.</text:p>
      <text:p text:style-name="P15">!!!!!!!!!!! END OF WARNING !!!!!!!!!!</text:p>
      <text:p text:style-name="P17"/>
      <text:p text:style-name="P22">Необходимо в файл `mysite_uwsgi.ini` дописать строчку:</text:p>
      <text:p text:style-name="P22">plugins <text:s text:c="8"/>= python3</text:p>
      <text:p text:style-name="P22">(можно <text:span text:style-name="T26">дописать </text:span>в конец файла)</text:p>
      <text:p text:style-name="P22"/>
      <text:p text:style-name="P22">Либо запускать с помощью следующей команды:</text:p>
      <text:p text:style-name="P22">uwsgi --plugin=python3 --ini book_uwsgi.ini</text:p>
      <text:p text:style-name="P22"/>
      <text:p text:style-name="P22"/>
      <text:p text:style-name="P17"/>
      <text:p text:style-name="P18">Ссылки:</text:p>
      <text:list xml:id="list685305233" text:style-name="L1">
        <text:list-item>
          <text:p text:style-name="P56"><text:a xlink:type="simple" xlink:href="https://uwsgi-docs.readthedocs.io/en/latest/tutorials/Django_and_nginx.html" text:style-name="Internet_20_link" text:visited-style-name="Visited_20_Internet_20_Link">https://uwsgi-docs.readthedocs.io/en/latest/tutorials/Django_and_nginx.html</text:a></text:p>
        </text:list-item>
        <text:list-item>
          <text:p text:style-name="P56"><text:a xlink:type="simple" xlink:href="https://www.digitalocean.com/community/tutorials/nginx-ubuntu-18-04-ru" text:style-name="Internet_20_link" text:visited-style-name="Visited_20_Internet_20_Link">https://www.digitalocean.com/community/tutorials/nginx-ubuntu-18-04-ru</text:a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text:soft-page-break/>Настройка uWSGI</text:p>
      <text:p text:style-name="P24"/>
      <text:p text:style-name="P24"/>
      <text:p text:style-name="P30"><text:span text:style-name="T13">Пример команды для запуска сервера uWS</text:span><text:span text:style-name="T14">GI:</text:span></text:p>
      <text:p text:style-name="P29">uwsgi --chdir=/path/to/your/project \</text:p>
      <text:p text:style-name="P29"><text:s text:c="4"/>--module=mysite.wsgi:application \</text:p>
      <text:p text:style-name="P29"><text:s text:c="4"/>--env DJANGO_SETTINGS_MODULE=mysite.settings \</text:p>
      <text:p text:style-name="P29"><text:s text:c="4"/>--master --pidfile=/tmp/project-master.pid \</text:p>
      <text:p text:style-name="P29"><text:s text:c="4"/>--socket=127.0.0.1:49152 \ <text:s text:c="31"/># также может быть файл</text:p>
      <text:p text:style-name="P29"><text:s text:c="4"/>--processes=5 \ <text:s text:c="50"/># количество рабочих процессов</text:p>
      <text:p text:style-name="P29"><text:s text:c="4"/>--uid=1000 --gid=2000 \ <text:s text:c="36"/># если root, uwsgi может отказаться от привилегий</text:p>
      <text:p text:style-name="P29"><text:s text:c="4"/>--harakiri=20 \ <text:s text:c="52"/># respawn процессы занимают более 20 секунд</text:p>
      <text:p text:style-name="P29"><text:s text:c="4"/>--max-requests=5000 \ <text:s text:c="38"/># respawn processes after serving 5000 requests</text:p>
      <text:p text:style-name="P29"><text:s text:c="4"/>--vacuum \ <text:s text:c="58"/># очистить окружающую среду при выходе</text:p>
      <text:p text:style-name="P29"><text:s text:c="4"/>--home=/path/to/virtual/env \ <text:s text:c="28"/># дополнительный путь в виртуальное окружение</text:p>
      <text:p text:style-name="P29"><text:s text:c="4"/>--daemonize=/var/log/uwsgi/yourproject.log <text:s text:c="5"/># <text:span text:style-name="T27">п</text:span>редыстория процесса</text:p>
      <text:p text:style-name="P29"/>
      <text:p text:style-name="P55">Django-специфичные опции:</text:p>
      <text:list xml:id="list3702113555" text:style-name="L2">
        <text:list-item>
          <text:p text:style-name="P59"><text:span text:style-name="Teletype"><text:span text:style-name="T17">chdir</text:span></text:span><text:span text:style-name="T19">: путь к каталогу, который нужен для импорта Python – например, содержащему пакет </text:span><text:span text:style-name="Teletype"><text:span text:style-name="T17">mysite</text:span></text:span><text:span text:style-name="T19">.</text:span></text:p>
        </text:list-item>
        <text:list-item>
          <text:p text:style-name="P59"><text:span text:style-name="Teletype"><text:span text:style-name="T17">module</text:span></text:span><text:span text:style-name="T19">: модуль WSGI – </text:span><text:span text:style-name="Teletype"><text:span text:style-name="T17">mysite.wsgi</text:span></text:span><text:span text:style-name="T19">, если вы создавали проект командой </text:span><text:a xlink:type="simple" xlink:href="https://djbook.ru/rel1.8/ref/django-admin.html#django-admin-startproject" text:style-name="Internet_20_link" text:visited-style-name="Visited_20_Internet_20_Link"><text:span text:style-name="Teletype"><text:span text:style-name="T18">startproject</text:span></text:span></text:a><text:span text:style-name="T19">.</text:span></text:p>
        </text:list-item>
        <text:list-item>
          <text:p text:style-name="P59"><text:span text:style-name="Teletype"><text:span text:style-name="T17">env</text:span></text:span><text:span text:style-name="T19">: должен содержать как минимум </text:span><text:span text:style-name="Teletype"><text:span text:style-name="T17">DJANGO_SETTINGS_MODULE</text:span></text:span><text:span text:style-name="T19">.</text:span></text:p>
        </text:list-item>
        <text:list-item>
          <text:p text:style-name="P59"><text:span text:style-name="Teletype"><text:span text:style-name="T17">home</text:span></text:span><text:span text:style-name="T19">: опциональный путь к виртуальному окружению (virtualenv).</text:span></text:p>
        </text:list-item>
      </text:list>
      <text:p text:style-name="P31"/>
      <text:p text:style-name="P31">Пример конфигурационного ini-файла:</text:p>
      <text:p text:style-name="P45">[uwsgi]</text:p>
      <text:p text:style-name="P45">chdir=/path/to/your/project</text:p>
      <text:p text:style-name="P45">module=mysite.wsgi:application</text:p>
      <text:p text:style-name="P45">master=True</text:p>
      <text:p text:style-name="P45">pidfile=/tmp/project-master.pid</text:p>
      <text:p text:style-name="P45">vacuum=True</text:p>
      <text:p text:style-name="P45">max-requests=5000</text:p>
      <text:p text:style-name="P45">daemonize=/var/log/uwsgi/yourproject.log</text:p>
      <text:p text:style-name="P45"/>
      <text:p text:style-name="P31">Пример использования конфигурационного ini-файла:</text:p>
      <text:p text:style-name="P31">uwsgi --ini uwsgi.ini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8"><text:soft-page-break/><text:span text:style-name="T34">1. </text:span>Установите необходимые пакеты, используя apt</text:p>
      <text:p text:style-name="P50">sudo apt install nginx uwsgi uwsgi-plugin-python3</text:p>
      <text:p text:style-name="P31"/>
      <text:p text:style-name="P38"><text:span text:style-name="T34">2. </text:span>Создайте каталоги для ваших статических и медиа файлов</text:p>
      <text:p text:style-name="P54"><text:span text:style-name="T21">mkdir -p /home/</text:span><text:span text:style-name="T22">horme</text:span><text:span text:style-name="T21">/</text:span><text:span text:style-name="T22">book/</text:span><text:span text:style-name="T21">static /home/</text:span><text:span text:style-name="T22">horme/book</text:span><text:span text:style-name="T21">/media</text:span></text:p>
      <text:p text:style-name="P49">sudo chown www-data.www-data /home/<text:span text:style-name="T28">horme/book</text:span>/media</text:p>
      <text:p text:style-name="P32"/>
      <text:p text:style-name="P42"><text:span text:style-name="T34">3. </text:span>Настройте свой проект Django</text:p>
      <text:p text:style-name="P48">settings.py:</text:p>
      <text:p text:style-name="P48">***</text:p>
      <text:p text:style-name="P48"><text:span text:style-name="T31">import </text:span><text:span text:style-name="T29">os</text:span></text:p>
      <text:p text:style-name="P48">***</text:p>
      <text:p text:style-name="P53"><text:span text:style-name="T23">ALLOWED_HOSTS = [ </text:span><text:span text:style-name="T24">"30.</text:span><text:span text:style-name="T25">20.</text:span><text:span text:style-name="T24">10.9"</text:span><text:span text:style-name="T23">, </text:span><text:span text:style-name="T24">"127.0.0.1" </text:span><text:span text:style-name="T23">]</text:span></text:p>
      <text:p text:style-name="P48">***</text:p>
      <text:p text:style-name="P48"><text:span text:style-name="T29">STATIC_ROOT = os.path.join(BASE_DIR, </text:span><text:span text:style-name="T30">"static/"</text:span><text:span text:style-name="T29">)</text:span><text:line-break/><text:span text:style-name="T29">MEDIA_ROOT = os.path.join(BASE_DIR, </text:span><text:span text:style-name="T30">"media/"</text:span><text:span text:style-name="T29">)</text:span></text:p>
      <text:p text:style-name="P35"/>
      <text:p text:style-name="P43"><text:span text:style-name="T34">4. </text:span>Соберите статические файлы</text:p>
      <text:p text:style-name="P52">python manage.py collectstatic</text:p>
      <text:p text:style-name="P36"/>
      <text:p text:style-name="P44"><text:span text:style-name="T34">5. </text:span>Создать в корневом каталоге приложения файл с именем uwsgi_params</text:p>
      <text:p text:style-name="P47">uwsgi_param <text:s/>QUERY_STRING <text:s text:c="6"/>$query_string;</text:p>
      <text:p text:style-name="P47">uwsgi_param <text:s/>REQUEST_METHOD <text:s text:c="4"/>$request_method;</text:p>
      <text:p text:style-name="P47">uwsgi_param <text:s/>CONTENT_TYPE <text:s text:c="6"/>$content_type;</text:p>
      <text:p text:style-name="P47">uwsgi_param <text:s/>CONTENT_LENGTH <text:s text:c="4"/>$content_length;</text:p>
      <text:p text:style-name="P47"/>
      <text:p text:style-name="P47">uwsgi_param <text:s/>REQUEST_URI <text:s text:c="7"/>$request_uri;</text:p>
      <text:p text:style-name="P47">uwsgi_param <text:s/>PATH_INFO <text:s text:c="9"/>$document_uri;</text:p>
      <text:p text:style-name="P47">uwsgi_param <text:s/>DOCUMENT_ROOT <text:s text:c="5"/>$document_root;</text:p>
      <text:p text:style-name="P47">uwsgi_param <text:s/>SERVER_PROTOCOL <text:s text:c="3"/>$server_protocol;</text:p>
      <text:p text:style-name="P47">uwsgi_param <text:s/>REQUEST_SCHEME <text:s text:c="4"/>$scheme;</text:p>
      <text:p text:style-name="P47">uwsgi_param <text:s/>HTTPS <text:s text:c="13"/>$https if_not_empty;</text:p>
      <text:p text:style-name="P47"/>
      <text:p text:style-name="P47">uwsgi_param <text:s/>REMOTE_ADDR <text:s text:c="7"/>$remote_addr;</text:p>
      <text:p text:style-name="P47">uwsgi_param <text:s/>REMOTE_PORT <text:s text:c="7"/>$remote_port;</text:p>
      <text:p text:style-name="P47">uwsgi_param <text:s/>SERVER_PORT <text:s text:c="7"/>$server_port;</text:p>
      <text:p text:style-name="P47">uwsgi_param <text:s/>SERVER_NAME <text:s text:c="7"/>$server_name;</text:p>
      <text:p text:style-name="P31"/>
      <text:p text:style-name="P38"><text:span text:style-name="T34">6. </text:span>Настройте uWSGI для размещения вашего проекта Django</text:p>
      <text:p text:style-name="P31">Создайте файл с именем django.ini в каталоге /etc/uwsgi/apps-enabled/</text:p>
      <text:p text:style-name="P45"># book_uwsgi.ini file</text:p>
      <text:p text:style-name="P45">[uwsgi]</text:p>
      <text:p text:style-name="P45"/>
      <text:p text:style-name="P45">chdir <text:s text:c="10"/>= /home/horme/book</text:p>
      <text:p text:style-name="P45">module <text:s text:c="9"/>= book.wsgi</text:p>
      <text:p text:style-name="P45">home <text:s text:c="11"/>= /home/horme/book/venv</text:p>
      <text:p text:style-name="P45"/>
      <text:p text:style-name="P45">master <text:s text:c="9"/>= true</text:p>
      <text:p text:style-name="P45">processes <text:s text:c="6"/>= 10</text:p>
      <text:p text:style-name="P45"/>
      <text:p text:style-name="P45">socket <text:s text:c="9"/>= /home/horme/book/book.sock</text:p>
      <text:p text:style-name="P45">chmod-socket <text:s text:c="3"/>= 666</text:p>
      <text:p text:style-name="P45"/>
      <text:p text:style-name="P45">vacuum <text:s text:c="9"/>= true</text:p>
      <text:p text:style-name="P45"/>
      <text:p text:style-name="P45">plugins <text:s text:c="8"/>= python3</text:p>
      <text:p text:style-name="P45"/>
      <text:p text:style-name="P38"><text:span text:style-name="T34">7. </text:span>Перезапустите uWSGI с помощью:</text:p>
      <text:p text:style-name="P50"><text:span text:style-name="T32">sudo </text:span>service uwsgi restart</text:p>
      <text:p text:style-name="P38"><text:soft-page-break/><text:span text:style-name="T34">8. </text:span>Настройте NGINX для обслуживания вашего приложения</text:p>
      <text:p text:style-name="P31">Создайте файл с именем django <text:s/>в каталоге /etc/nginx/sites-enabled/</text:p>
      <text:p text:style-name="P45"># mysite_nginx.conf</text:p>
      <text:p text:style-name="P45"/>
      <text:p text:style-name="P45">upstream django {</text:p>
      <text:p text:style-name="P45"><text:s text:c="4"/>server unix:///home/horme/book/book.sock; # for a file socket</text:p>
      <text:p text:style-name="P45">}</text:p>
      <text:p text:style-name="P45"/>
      <text:p text:style-name="P45">server {</text:p>
      <text:p text:style-name="P45"><text:s text:c="4"/>listen <text:s text:c="5"/>80;</text:p>
      <text:p text:style-name="P45"><text:s text:c="4"/>server_name <text:span text:style-name="T33">30</text:span>.20.10.9;</text:p>
      <text:p text:style-name="P45"><text:s text:c="4"/>charset <text:s text:c="4"/>utf-8;</text:p>
      <text:p text:style-name="P45"><text:s text:c="4"/>client_max_body_size 75M; <text:s text:c="2"/># adjust to taste</text:p>
      <text:p text:style-name="P45"/>
      <text:p text:style-name="P45"><text:s text:c="4"/>location /media <text:s/>{</text:p>
      <text:p text:style-name="P45"><text:s text:c="8"/>alias /home/horme/book/media; <text:s/># your Django project's media files - amend as required</text:p>
      <text:p text:style-name="P45"><text:s text:c="4"/>}</text:p>
      <text:p text:style-name="P45"/>
      <text:p text:style-name="P45"><text:s text:c="4"/>location /static {</text:p>
      <text:p text:style-name="P45"><text:s text:c="8"/>alias /home/horme/book/static; # your Django project's static files - amend as required</text:p>
      <text:p text:style-name="P45"><text:s text:c="4"/>}</text:p>
      <text:p text:style-name="P45"/>
      <text:p text:style-name="P45"><text:s text:c="4"/>location / {</text:p>
      <text:p text:style-name="P45"><text:s text:c="8"/>uwsgi_pass <text:s/>django;</text:p>
      <text:p text:style-name="P45"><text:s text:c="8"/>include <text:s text:c="4"/>/home/horme/book/uwsgi_params; # the uwsgi_params file you installed</text:p>
      <text:p text:style-name="P45"><text:s text:c="4"/>}</text:p>
      <text:p text:style-name="P45">}</text:p>
      <text:p text:style-name="P31"/>
      <text:p text:style-name="P38"><text:span text:style-name="T34">9. </text:span>Перезапустите NGINX с помощью:</text:p>
      <text:p text:style-name="P50">service nginx restart</text:p>
      <text:p text:style-name="P31"/>
      <text:p text:style-name="P31"/>
      <text:p text:style-name="P39">Логи:</text:p>
      <text:p text:style-name="P33">/var/log/nginx/error.log</text:p>
      <text:p text:style-name="P33">/var/log/uwsgi/app/book.log</text:p>
      <text:p text:style-name="P31"/>
      <text:p text:style-name="P31"/>
      <text:p text:style-name="P40">Ошибки:</text:p>
      <text:p text:style-name="P58">1. OperationalError at /admin/login/</text:p>
      <text:p text:style-name="P46"><text:s text:c="5"/>attempt to write a readonly database</text:p>
      <text:p text:style-name="P46"/>
      <text:p text:style-name="P37">Решение:</text:p>
      <text:p text:style-name="P51">sudo setfacl -m u:www-data:rwx /home/horme/book/</text:p>
      <text:p text:style-name="P51">sudo setfacl -m u:www-data:rwx /home/horme/book/db.sqlite3</text:p>
      <text:p text:style-name="P31"/>
      <text:p text:style-name="P31"/>
      <text:p text:style-name="P41">Ссылки:</text:p>
      <text:list xml:id="list4077449973" text:style-name="L3">
        <text:list-item>
          <text:p text:style-name="P57"><text:a xlink:type="simple" xlink:href="https://dev-gang.ru/article/django-nginx-zapuskaem-nash-proekt-na-servere-erqw1vh641/" text:style-name="Internet_20_link" text:visited-style-name="Visited_20_Internet_20_Link"><text:span text:style-name="T20">https://dev-gang.ru/article/django-nginx-zapuskaem-nash-proekt-na-servere-erqw1vh641/</text:span></text:a></text:p>
        </text:list-item>
      </text:list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Verdana" svg:font-family="Verdana, sans-serif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4:35:26.883246464</meta:creation-date>
    <dc:date>2021-01-15T13:51:07.153032942</dc:date>
    <meta:editing-duration>PT7H36M42S</meta:editing-duration>
    <meta:editing-cycles>53</meta:editing-cycles>
    <meta:generator>LibreOffice/6.4.6.2$Linux_X86_64 LibreOffice_project/40$Build-2</meta:generator>
    <meta:document-statistic meta:table-count="0" meta:image-count="0" meta:object-count="0" meta:page-count="6" meta:paragraph-count="220" meta:word-count="1061" meta:character-count="9156" meta:non-whitespace-character-count="7510"/>
  </office:meta>
</office:document-meta>
</file>